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MPORTANCE OF LOVE (13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IMPORTANCE OF LOVE (13:1-3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ift of tongues is useless without it (13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gift of prophecy is useless without it (13:2a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gift of knowledge is useless without it (13:2b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gift of faith is useless without it (13:2c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The gift of giving is useless without it (13:3).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1 Corinthians 13<text:s text:c="1"/>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IMPORTANCE OF LOVE (13:1-3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IMPECCABILITY OF LOVE (13:4-7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IMPECCABILITY OF LOVE (13:4-7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In relation to saints (13:4a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In relation to self (13:4b-5a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In relation to sin (13:5b-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n relation to situations (13: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1 Corinthians 13<text:s text:c="1"/>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IMPORTANCE OF LOVE (13:1-3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IMPECCABILITY OF LOVE (13:4-7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THE INDESTRUCTIBILITY OF LOVE (13:8-1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-title-Title-Slide" presentation:presentation-page-layout-name="Master1-PPL1" draw:id="Slide-261">
        <draw:frame draw:id="id93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THE INDESTRUCTIBILITY OF LOVE (13:8-12)<text:s text:c="1"/></text:span><text:span text:style-name="a520" text:class-names=""/></text:p>
          </draw:text-box>
          <svg:title/>
          <svg:desc/>
        </draw:frame>
        <draw:frame draw:id="id94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Unlike the other gifts, love is permanent (13:8).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Unlike the other gifts, love is permanent (13:8).<text:s text:c="1"/></text:span><text:span text:style-name="a530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Prophecy will cease (13:8a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ongues will cease (13:8b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Knowledge will cease (13:8c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INDESTRUCTIBILITY OF LOVE (13:8-12)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Unlike the other gifts, love is permanent (13:8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Unlike other gifts, love is complete (13:9-1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-title-Title-Slide" presentation:presentation-page-layout-name="Master1-PPL1" draw:id="Slide-264">
        <draw:frame draw:id="id99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<text:s text:c="1"/>Unlike other gifts, love is complete (13:9-12):<text:s text:c="1"/></text:span><text:span text:style-name="a563" text:class-names=""/></text:p>
          </draw:text-box>
          <svg:title/>
          <svg:desc/>
        </draw:frame>
        <draw:frame draw:id="id100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child/adult illustration (13:9-11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0" draw:style-name="a571" draw:master-page-name="Master1-Layout12-tx-Title-and-Text" presentation:presentation-page-layout-name="Master1-PPL12" draw:id="Slide-265">
        <draw:frame draw:id="id101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child/adult illustration (13:9-11)<text:s text:c="1"/></text:span><text:span text:style-name="a573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gifts, if used without love, may be likened to the attitudes and actions of an immature child (13:9-11a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Love may be likened to the attitudes and actions of a mature adult (13:11b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Unlike other gifts, love is complete (13:9-12):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child/adult illustration (13:9-11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mirror/face-to-face illustration (13:12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mirror/face-to-face illustration (13:12)<text:s text:c="1"/></text:span><text:span text:style-name="a603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In the present, through the gifts, we see but a mirror like reflection of God (13:12a)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In the future, through love, we will see God face-to-face (13:12b)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Unlike other gifts, love is complete (13:9-12):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child/adult illustration (13:9-11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mirror/face-to-face illustration (13:12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INDESTRUCTIBILITY OF LOVE (13:8-12)<text:s text:c="1"/></text:span><text:span text:style-name="a633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Unlike the other gifts, love is permanent (13:8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Unlike other gifts, love is complete (13:9-12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1 Corinthians 13<text:s text:c="1"/></text:span><text:span text:style-name="a648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THE IMPORTANCE OF LOVE (13:1-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IMPECCABILITY OF LOVE (13:4-7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INDESTRUCTIBILITY OF LOVE (13:8-12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INVINCIBILITY OF LOVE (13:13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6" draw:style-name="a667" draw:master-page-name="Master1-Layout12-tx-Title-and-Text" presentation:presentation-page-layout-name="Master1-PPL12" draw:id="Slide-271">
        <draw:frame draw:id="id113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THE INVINCIBILITY OF LOVE (13:13)<text:s text:c="1"/></text:span><text:span text:style-name="a669" text:class-names=""/></text:p>
          </draw:text-box>
          <svg:title/>
          <svg:desc/>
        </draw:frame>
        <draw:frame draw:id="id114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Faith and hope are among God's greatest gifts (13:13a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Love is God's greatest gift (13:13b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7" draw:style-name="a682" draw:master-page-name="Master1-Layout12-tx-Title-and-Text" presentation:presentation-page-layout-name="Master1-PPL12" draw:id="Slide-272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1 Corinthians 13<text:s text:c="1"/></text:span><text:span text:style-name="a684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THE IMPORTANCE OF LOVE (13:1-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IMPECCABILITY OF LOVE (13:4-7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THE INDESTRUCTIBILITY OF LOVE (13:8-12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THE INVINCIBILITY OF LOVE (13:13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3 </dc:title>
    <meta:initial-creator>David STRICKLAND</meta:initial-creator>
    <dc:creator>David STRICKLAND</dc:creator>
    <meta:creation-date>2020-02-24T12:26:34Z</meta:creation-date>
    <dc:date>2020-02-24T12:26:35Z</dc:date>
    <meta:template xlink:href="BibleStudy" xlink:type="simple"/>
    <meta:editing-cycles>1</meta:editing-cycles>
    <meta:editing-duration>PT0S</meta:editing-duration>
    <meta:document-statistic meta:paragraph-count="59" meta:word-count="533"/>
  </office:meta>
</office:document-meta>
</file>